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Preformatted_20_Text">
      <style:text-properties officeooo:rsid="00280b85" officeooo:paragraph-rsid="00280b85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style:font-name="Liberation Mono" fo:font-size="10pt" fo:language="zxx" fo:country="none" officeooo:rsid="000293dd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" style:family="text">
      <style:text-properties style:font-name="Liberation Mono" fo:font-size="10pt" officeooo:rsid="00280c91" style:font-name-asian="NSimSun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28bd77" style:font-name-asian="NSimSun" style:font-size-asian="10pt" style:font-name-complex="Liberation Mono" style:font-size-complex="10pt"/>
    </style:style>
    <style:style style:name="T5" style:family="text">
      <style:text-properties officeooo:rsid="00267a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PMS_ERP SQL Statements</text:p>
      <text:h text:style-name="Heading_20_1" text:outline-level="1">Tables</text:h>
      <text:h text:style-name="Heading_20_2" text:outline-level="2"><text:span text:style-name="T5">e</text:span>mployee</text:h>
      <text:p text:style-name="Preformatted_20_Text">CREATE TABLE public.employee</text:p>
      <text:p text:style-name="Preformatted_20_Text">(</text:p>
      <text:p text:style-name="Preformatted_20_Text"><text:s text:c="4"/>id integer NOT NULL,</text:p>
      <text:p text:style-name="Preformatted_20_Text"><text:s text:c="4"/>contact_id integer NOT NULL,</text:p>
      <text:p text:style-name="Preformatted_20_Text"><text:s text:c="4"/>department_id integer NOT NULL,</text:p>
      <text:p text:style-name="Preformatted_20_Text"><text:s text:c="4"/>role_id integer NOT NULL,</text:p>
      <text:p text:style-name="Preformatted_20_Text"><text:s text:c="4"/>manager_id integer,</text:p>
      <text:p text:style-name="Preformatted_20_Text"><text:s text:c="4"/>CONSTRAINT employee_pkey PRIMARY KEY (id),</text:p>
      <text:p text:style-name="Preformatted_20_Text"><text:s text:c="4"/>CONSTRAINT employee_contact_id_key UNIQUE (contact_id),</text:p>
      <text:p text:style-name="Preformatted_20_Text"><text:s text:c="4"/>CONSTRAINT employee_contact_id_fkey FOREIGN KEY (contact_id)</text:p>
      <text:p text:style-name="Preformatted_20_Text"><text:s text:c="8"/>REFERENCES public.contact (id) MATCH SIMPLE</text:p>
      <text:p text:style-name="Preformatted_20_Text"><text:s text:c="8"/>ON UPDATE CASCADE</text:p>
      <text:p text:style-name="Preformatted_20_Text"><text:s text:c="8"/>ON DELETE CASCADE</text:p>
      <text:p text:style-name="Preformatted_20_Text"><text:s text:c="8"/>NOT VALID,</text:p>
      <text:p text:style-name="Preformatted_20_Text"><text:s text:c="4"/>CONSTRAINT employee_department_id_fkey FOREIGN KEY (department_id)</text:p>
      <text:p text:style-name="Preformatted_20_Text"><text:s text:c="8"/>REFERENCES public.department (id) MATCH SIMPLE</text:p>
      <text:p text:style-name="Preformatted_20_Text"><text:s text:c="8"/>ON UPDATE CASCADE</text:p>
      <text:p text:style-name="Preformatted_20_Text"><text:s text:c="8"/>ON DELETE RESTRICT</text:p>
      <text:p text:style-name="Preformatted_20_Text"><text:s text:c="8"/>NOT VALID,</text:p>
      <text:p text:style-name="Preformatted_20_Text"><text:s text:c="4"/>CONSTRAINT employee_manager_id_fkey FOREIGN KEY (manager_id)</text:p>
      <text:p text:style-name="Preformatted_20_Text"><text:s text:c="8"/>REFERENCES public.employee (id) MATCH SIMPLE</text:p>
      <text:p text:style-name="Preformatted_20_Text"><text:s text:c="8"/>ON UPDATE CASCADE</text:p>
      <text:p text:style-name="Preformatted_20_Text"><text:s text:c="8"/>ON DELETE SET NULL,</text:p>
      <text:p text:style-name="Preformatted_20_Text"><text:s text:c="4"/>CONSTRAINT employee_role_id_fkey FOREIGN KEY (role_id)</text:p>
      <text:p text:style-name="Preformatted_20_Text"><text:s text:c="8"/>REFERENCES public.role (id) MATCH SIMPLE</text:p>
      <text:p text:style-name="Preformatted_20_Text"><text:s text:c="8"/>ON UPDATE CASCADE</text:p>
      <text:p text:style-name="Preformatted_20_Text"><text:s text:c="8"/>ON DELETE RESTRICT</text:p>
      <text:p text:style-name="Preformatted_20_Text"><text:s text:c="8"/>NOT VALID</text:p>
      <text:p text:style-name="Preformatted_20_Text">)</text:p>
      <text:p text:style-name="Preformatted_20_Text"/>
      <text:p text:style-name="Preformatted_20_Text">TABLESPACE pg_default;</text:p>
      <text:p text:style-name="Preformatted_20_Text"/>
      <text:p text:style-name="Preformatted_20_Text">ALTER TABLE public.employee</text:p>
      <text:p text:style-name="Preformatted_20_Text"><text:s text:c="4"/>OWNER to spms_erp;</text:p>
      <text:p text:style-name="Preformatted_20_Text"/>
      <text:h text:style-name="Heading_20_2" text:outline-level="2"><text:span text:style-name="T5">c</text:span>ontact</text:h>
      <text:p text:style-name="P1">CREATE TABLE public.contact</text:p>
      <text:p text:style-name="P1">(</text:p>
      <text:p text:style-name="P1"><text:s text:c="4"/>id serial NOT NULL,</text:p>
      <text:p text:style-name="P1"><text:s text:c="4"/>firstname character varying(40) COLLATE pg_catalog."default" NOT NULL,</text:p>
      <text:p text:style-name="P1"><text:s text:c="4"/>lastname character varying(40) COLLATE pg_catalog."default" NOT NULL,</text:p>
      <text:p text:style-name="P1"><text:s text:c="4"/>phone character varying(30) COLLATE pg_catalog."default",</text:p>
      <text:p text:style-name="P1"><text:s text:c="4"/>cell character varying(30) COLLATE pg_catalog."default",</text:p>
      <text:p text:style-name="P1"><text:s text:c="4"/>email email COLLATE pg_catalog."default",</text:p>
      <text:p text:style-name="P1"><text:s text:c="4"/>department character varying(40) COLLATE pg_catalog."default",</text:p>
      <text:p text:style-name="P1"><text:s text:c="4"/>role character varying(40) COLLATE pg_catalog."default",</text:p>
      <text:p text:style-name="P1"><text:soft-page-break/><text:s text:c="4"/>dob date,</text:p>
      <text:p text:style-name="P1"><text:s text:c="4"/>photo bytea,</text:p>
      <text:p text:style-name="P1"><text:s text:c="4"/>notes text COLLATE pg_catalog."default",</text:p>
      <text:p text:style-name="P1"><text:s text:c="4"/>CONSTRAINT contact_pkey PRIMARY KEY (id)</text:p>
      <text:p text:style-name="P1">)</text:p>
      <text:p text:style-name="P1"/>
      <text:p text:style-name="P1">TABLESPACE pg_default;</text:p>
      <text:p text:style-name="P1"/>
      <text:p text:style-name="P1">ALTER TABLE public.contact</text:p>
      <text:p text:style-name="P1"><text:s text:c="4"/>OWNER to spms_erp;</text:p>
      <text:h text:style-name="Heading_20_2" text:outline-level="2">department</text:h>
      <text:p text:style-name="Preformatted_20_Text">CREATE TABLE public.department</text:p>
      <text:p text:style-name="Preformatted_20_Text">(</text:p>
      <text:p text:style-name="Preformatted_20_Text"><text:s text:c="4"/>id <text:span text:style-name="T3">serail</text:span> NOT NULL,</text:p>
      <text:p text:style-name="Preformatted_20_Text"><text:s text:c="4"/>name character varying(40) COLLATE pg_catalog."default" NOT NULL,</text:p>
      <text:p text:style-name="Preformatted_20_Text"><text:s text:c="4"/>CONSTRAINT department_pkey PRIMARY KEY (id)</text:p>
      <text:p text:style-name="Preformatted_20_Text">)</text:p>
      <text:p text:style-name="Preformatted_20_Text"/>
      <text:p text:style-name="Preformatted_20_Text">TABLESPACE pg_default;</text:p>
      <text:p text:style-name="Preformatted_20_Text"/>
      <text:p text:style-name="Preformatted_20_Text">ALTER TABLE public.department</text:p>
      <text:p text:style-name="Preformatted_20_Text"><text:s text:c="4"/>OWNER to spms_erp;</text:p>
      <text:h text:style-name="Heading_20_2" text:outline-level="2">role</text:h>
      <text:p text:style-name="Preformatted_20_Text">CREATE TABLE public.role</text:p>
      <text:p text:style-name="Preformatted_20_Text">(</text:p>
      <text:p text:style-name="Preformatted_20_Text"><text:s text:c="4"/>id <text:span text:style-name="T4">serial</text:span> NOT NULL,</text:p>
      <text:p text:style-name="Preformatted_20_Text"><text:s text:c="4"/>name character varying(40) COLLATE pg_catalog."default" NOT NULL,</text:p>
      <text:p text:style-name="Preformatted_20_Text"><text:s text:c="4"/>job_description bytea,</text:p>
      <text:p text:style-name="Preformatted_20_Text"><text:s text:c="4"/>CONSTRAINT role_pkey PRIMARY KEY (id)</text:p>
      <text:p text:style-name="Preformatted_20_Text">)</text:p>
      <text:p text:style-name="Preformatted_20_Text"/>
      <text:p text:style-name="Preformatted_20_Text">TABLESPACE pg_default;</text:p>
      <text:p text:style-name="Preformatted_20_Text"/>
      <text:p text:style-name="Preformatted_20_Text">ALTER TABLE public.role</text:p>
      <text:p text:style-name="Preformatted_20_Text"><text:s text:c="4"/>OWNER to spms_erp;</text:p>
      <text:h text:style-name="Heading_20_1" text:outline-level="1">Views</text:h>
      <text:h text:style-name="Heading_20_2" text:outline-level="2">employee_all_view</text:h>
      <text:p text:style-name="P1">CREATE OR REPLACE VIEW public.employee_all_view</text:p>
      <text:p text:style-name="P1"><text:s/>AS</text:p>
      <text:p text:style-name="P1"><text:s/>SELECT employee.id,</text:p>
      <text:p text:style-name="P1"><text:s text:c="4"/>employee.contact_id,</text:p>
      <text:p text:style-name="P1"><text:s text:c="4"/>employee.department_id,</text:p>
      <text:p text:style-name="P1"><text:s text:c="4"/>employee.role_id,</text:p>
      <text:p text:style-name="P1"><text:s text:c="4"/>employee.manager_id,</text:p>
      <text:p text:style-name="P1"><text:s text:c="4"/>contact.firstname,</text:p>
      <text:p text:style-name="P1"><text:s text:c="4"/>contact.lastname,</text:p>
      <text:p text:style-name="P1"><text:s text:c="4"/>contact.phone,</text:p>
      <text:p text:style-name="P1"><text:s text:c="4"/>contact.cell,</text:p>
      <text:p text:style-name="P1"><text:s text:c="4"/>contact.email,</text:p>
      <text:p text:style-name="P1"><text:s text:c="4"/>contact.dob,</text:p>
      <text:p text:style-name="P1"><text:s text:c="4"/>contact.notes,</text:p>
      <text:p text:style-name="P1"><text:soft-page-break/><text:s text:c="4"/>department.name AS department_name,</text:p>
      <text:p text:style-name="P1"><text:s text:c="4"/>role.name AS role_name</text:p>
      <text:p text:style-name="P1"><text:s text:c="3"/>FROM employee</text:p>
      <text:p text:style-name="P1"><text:s text:c="5"/>LEFT JOIN contact ON employee.contact_id = contact.id</text:p>
      <text:p text:style-name="P1"><text:s text:c="5"/>LEFT JOIN department ON employee.department_id = department.id</text:p>
      <text:p text:style-name="P1"><text:s text:c="5"/>LEFT JOIN role ON employee.role_id = role.id;</text:p>
      <text:p text:style-name="P1"/>
      <text:p text:style-name="P1">ALTER TABLE public.employee_all_view</text:p>
      <text:p text:style-name="Preformatted_20_Text"><text:span text:style-name="T1"><text:s text:c="4"/>OWNER TO </text:span><text:span text:style-name="T2">spms_erp</text:span><text:span text:style-name="T1">;</text:span></text:p>
      <text:h text:style-name="Heading_20_1" text:outline-level="1">Procedures</text:h>
      <text:h text:style-name="Heading_20_2" text:outline-level="2">create_employee</text:h>
      <text:p text:style-name="Preformatted_20_Text">CREATE OR REPLACE PROCEDURE public.create_employee(</text:p>
      <text:p text:style-name="Preformatted_20_Text"><text:tab/>_firstname character varying,</text:p>
      <text:p text:style-name="Preformatted_20_Text"><text:tab/>_lastname character varying,</text:p>
      <text:p text:style-name="Preformatted_20_Text"><text:tab/>_phone character varying,</text:p>
      <text:p text:style-name="Preformatted_20_Text"><text:tab/>_cell character varying,</text:p>
      <text:p text:style-name="Preformatted_20_Text"><text:tab/>_email email,</text:p>
      <text:p text:style-name="Preformatted_20_Text"><text:tab/>_dob date,</text:p>
      <text:p text:style-name="Preformatted_20_Text"><text:tab/>_photo bytea,</text:p>
      <text:p text:style-name="Preformatted_20_Text"><text:tab/>_notes text,</text:p>
      <text:p text:style-name="Preformatted_20_Text"><text:tab/>_department_id integer,</text:p>
      <text:p text:style-name="Preformatted_20_Text"><text:tab/>_role_id integer,</text:p>
      <text:p text:style-name="Preformatted_20_Text"><text:tab/>_manager_id integer,</text:p>
      <text:p text:style-name="Preformatted_20_Text"><text:tab/>INOUT ret_contact_id integer,</text:p>
      <text:p text:style-name="Preformatted_20_Text"><text:tab/>INOUT ret_employee_id integer)</text:p>
      <text:p text:style-name="Preformatted_20_Text">LANGUAGE 'plpgsql'</text:p>
      <text:p text:style-name="Preformatted_20_Text">AS $BODY$</text:p>
      <text:p text:style-name="Preformatted_20_Text">BEGIN</text:p>
      <text:p text:style-name="Preformatted_20_Text"/>
      <text:p text:style-name="Preformatted_20_Text">INSERT INTO contact (firstname, lastname, phone, cell, email, dob, photo, notes) VALUES (_firstname, _lastname, _phone, _cell, _email, _dob, _photo, _notes) RETURNING contact.id INTO ret_contact_id;</text:p>
      <text:p text:style-name="Preformatted_20_Text">INSERT INTO employee (contact_id, department_id, role_id, manager_id) VALUES (ret_contact_id, _department_id, _role_id, _manager_id) RETURNING employee.id INTO ret_employee_id;</text:p>
      <text:p text:style-name="Preformatted_20_Text"/>
      <text:p text:style-name="Preformatted_20_Text">COMMIT;</text:p>
      <text:p text:style-name="Preformatted_20_Text">END;</text:p>
      <text:p text:style-name="Preformatted_20_Text">$BODY$;</text:p>
      <text:h text:style-name="Heading_20_2" text:outline-level="2">update_employee</text:h>
      <text:p text:style-name="P2">CREATE OR REPLACE PROCEDURE public.update_employee(</text:p>
      <text:p text:style-name="P2"><text:tab/>_firstname character varying,</text:p>
      <text:p text:style-name="P2"><text:tab/>_lastname character varying,</text:p>
      <text:p text:style-name="P2"><text:tab/>_phone character varying,</text:p>
      <text:p text:style-name="P2"><text:tab/>_cell character varying,</text:p>
      <text:p text:style-name="P2"><text:tab/>_email email,</text:p>
      <text:p text:style-name="P2"><text:tab/>_dob date,</text:p>
      <text:p text:style-name="P2"><text:tab/>_photo bytea,</text:p>
      <text:p text:style-name="P2"><text:tab/>_notes text,</text:p>
      <text:p text:style-name="P2"><text:tab/>_department_id integer,</text:p>
      <text:p text:style-name="P2"><text:tab/>_role_id integer,</text:p>
      <text:p text:style-name="P2"><text:tab/>_manager_id integer,</text:p>
      <text:p text:style-name="P2"><text:tab/>_contact_id integer,</text:p>
      <text:p text:style-name="P2"><text:soft-page-break/><text:tab/>INOUT _employee_id integer)</text:p>
      <text:p text:style-name="P2">LANGUAGE 'plpgsql'</text:p>
      <text:p text:style-name="P2">AS $BODY$</text:p>
      <text:p text:style-name="P2">BEGIN</text:p>
      <text:p text:style-name="P2"/>
      <text:p text:style-name="P2">UPDATE contact SET (firstname, lastname, phone, cell, email, dob, photo, notes) = (_firstname, _lastname, _phone, _cell, _email, _dob, _photo, _notes) WHERE id = _contact_id;</text:p>
      <text:p text:style-name="P2">UPDATE employee SET (department_id, role_id, manager_id) = (_department_id, _role_id, _manager_id) WHERE id = _employee_id RETURNING id INTO _employee_id;</text:p>
      <text:p text:style-name="P2"/>
      <text:p text:style-name="P2">COMMIT;</text:p>
      <text:p text:style-name="P2">END;</text:p>
      <text:p text:style-name="P2">$BODY$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Linux_X86_64 LibreOffice_project/10$Build-2</meta:generator>
    <dc:date>2020-07-31T15:47:22.326000000</dc:date>
    <meta:editing-duration>PT39M33S</meta:editing-duration>
    <meta:editing-cycles>6</meta:editing-cycles>
    <meta:document-statistic meta:table-count="0" meta:image-count="0" meta:object-count="0" meta:page-count="4" meta:paragraph-count="146" meta:word-count="477" meta:character-count="4435" meta:non-whitespace-character-count="3746"/>
  </office:meta>
</office:document-meta>
</file>